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Mono" svg:font-family="'Droid Sans Mono', monospace, monospace, 'Droid Sans Fallback'"/>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style:line-height-at-least="0.503cm"/>
      <style:text-properties fo:color="#000000" style:font-name="Droid Sans Mono" fo:font-size="10.5pt" fo:font-weight="normal" fo:background-color="#ffffff"/>
    </style:style>
    <style:style style:name="P2" style:family="paragraph" style:parent-style-name="Standard">
      <style:paragraph-properties style:line-height-at-least="0.503cm"/>
      <style:text-properties fo:color="#800000" style:font-name="Droid Sans Mono" fo:font-size="10.5pt" fo:font-weight="bold" fo:background-color="#ffffff"/>
    </style:style>
    <style:style style:name="P3" style:family="paragraph" style:parent-style-name="Standard">
      <style:paragraph-properties style:line-height-at-least="0.503cm"/>
      <style:text-properties fo:color="#800000" style:font-name="Droid Sans Mono" fo:font-size="10.5pt" fo:font-weight="bold" officeooo:paragraph-rsid="000682e8" fo:background-color="#ffffff"/>
    </style:style>
    <style:style style:name="P4" style:family="paragraph" style:parent-style-name="Standard">
      <style:paragraph-properties style:line-height-at-least="0.503cm"/>
    </style:style>
    <style:style style:name="T1" style:family="text">
      <style:text-properties fo:color="#0451a5"/>
    </style:style>
    <style:style style:name="T2" style:family="text">
      <style:text-properties officeooo:rsid="000682e8"/>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3"><text:span text:style-name="T2">TESTEOS DE USABILIDAD</text:span></text:p>
      <text:p text:style-name="P4"/>
      <text:p text:style-name="P1">Se realizaron 3 test de usabilidad según recomendación.</text:p>
      <text:p text:style-name="P4"/>
      <text:p text:style-name="P1"><text:span text:style-name="T1">1.</text:span> Maria (32 años), jugadora principiante; (omito delegar tarea para ver qué puede lograr intuitivamente para conocer qué tan amigable es la App) lo primero que le llama la atención a Maria son la imágenes de los pokemones y pregunta ¿qué es esto? porque segun ella no sabe si es un juego o una App.</text:p>
      <text:p text:style-name="P1">Pasa desapercibidos los selectores para tipo y para orden; por lo que realiza click en el primer pokemon de la lista y accede a sus propiedades particulares. </text:p>
      <text:p text:style-name="P1">El modal le muestra informacion adicional lo cual le interesó, no tiene problemas para devolverse a la pantalla inicial haciendo click fuera del modal.</text:p>
      <text:p text:style-name="P1">Le parece redundante que en la imagen de la primera interfaz aparezca el dato del tipo siendo que en la segunda interfaz con el mismo pokemon lo vuelve a nombrar. </text:p>
      <text:p text:style-name="P1">Luego de unos minutos localiza los selectores y el que indica ser el más llamativo y util para ella es el orden de la A-Z para conocer sus nombres ordenadamente, segun ella más fácil para recordar.</text:p>
      <text:p text:style-name="P4"/>
      <text:p text:style-name="P1"><text:span text:style-name="T1">2.</text:span> Bastian (20 años) jugador experto; le doy la tarea de que filtre pokemones por tipo Veneno y me diga cuantos son, no lo logra, dado que también pasa por alto selector de Tipo, y busca poder hacerlo sobre las imagenes.</text:p>
      <text:p text:style-name="P1">Una vez que localiza los selectores realiza filtro pero pasa desapercibido el cálculo de cantidad de pokemones por tipo Veneno. Repara en las evoluciones de los pokemones. Luego de unos segundos veo que no hace click en las imagenes, le indico que sí puede hacer click en ellas y lo realiza. Una vez en el modal no sabe como salirse dice que esperaba una x en el borde superior derecho. Luego me comenta que esperaba que los selectores estuviesen en el borde superior derecho de la pantalla. Así como tambien esperaba un menu en la parte superior izquierda.</text:p>
      <text:p text:style-name="P4"/>
      <text:p text:style-name="P1"><text:span text:style-name="T1">3.</text:span> René (41 años) jugador principiante; le doy la tarea de que filtre pokemones tipo Agua y los ordene alfabeticamente y me diga cuántos son, no lo logra pasa desapercibido el selector de orden.</text:p>
      <text:p text:style-name="P1">Trata de buscar los pokemones con características de agua sólo analizando las imagenes una a una.</text:p>
      <text:p text:style-name="P1">Una vez que clickea un pokemon pregunta como salir del modal.</text:p>
      <text:p text:style-name="P4"/>
      <text:p text:style-name="P2">### Cambios realizados a la App:</text:p>
      <text:p text:style-name="P4"/>
      <text:p text:style-name="P1"><text:span text:style-name="T1">*</text:span> Se incluyen los selectores dentro de la imagen principal de la App.</text:p>
      <text:p text:style-name="P1"><text:span text:style-name="T1">*</text:span> Se elimina tipo/s de la imagen del pokemon del modal.</text:p>
      <text:p text:style-name="P1"><text:span text:style-name="T1">*</text:span> Se aplica efecto sombra a las tarjetas y movimiento para llamar a la acción de click.</text:p>
      <text:p text:style-name="P1"><text:span text:style-name="T1">*</text:span> Se reduce el ancho de los selectores para dar la sensacion visual de que son clickeables.</text:p>
      <text:p text:style-name="P1"><text:span text:style-name="T1">*</text:span> Cambio de color de fondo de selectores en proceso.</text:p>
      <text:p text:style-name="P1"><text:span text:style-name="T1">*</text:span> X en borde superior derecho del modal en proceso.</text:p>
      <text:p text:style-name="P1"><text:span text:style-name="T1">*</text:span> Agregar a modal cadena de evoluciones en proceso.</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Mono" svg:font-family="'Droid Sans Mono', monospace, monospace, 'Droid Sans Fallback'"/>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CL"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CL"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18T08:29:44.952216859</meta:creation-date>
    <dc:date>2019-01-18T08:34:34.076516530</dc:date>
    <meta:editing-duration>PT4M50S</meta:editing-duration>
    <meta:editing-cycles>1</meta:editing-cycles>
    <meta:document-statistic meta:table-count="0" meta:image-count="0" meta:object-count="0" meta:page-count="1" meta:paragraph-count="20" meta:word-count="476" meta:character-count="2661" meta:non-whitespace-character-count="2203"/>
    <meta:generator>LibreOffice/6.1.2.1$Linux_X86_64 LibreOffice_project/10$Build-1</meta:generator>
  </office:meta>
</office:document-meta>
</file>